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2a6099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395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10" style:family="graphic" style:parent-style-name="objectwithoutfill">
      <style:graphic-properties svg:stroke-width="0.018cm" draw:marker-start-width="0.1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28cm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8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7.002cm" svg:y1="7.004cm" svg:x2="17.002cm" svg:y2="9.006cm" draw:start-shape="id1" draw:start-glue-point="2" svg:d="M17002 7004v2002" svg:viewBox="0 0 1 2003">
          <text:p/>
        </draw:connector>
        <draw:connector draw:style-name="gr1" draw:text-style-name="P1" draw:layer="layout" draw:type="line" svg:x1="17.002cm" svg:y1="9.006cm" svg:x2="21.504cm" svg:y2="9.008cm" draw:start-shape="id2" draw:start-glue-point="3" svg:d="M17002 9006l4502 2" svg:viewBox="0 0 4503 3">
          <text:p/>
        </draw:connector>
        <draw:connector draw:style-name="gr1" draw:text-style-name="P1" draw:layer="layout" draw:type="line" svg:x1="20.009cm" svg:y1="4cm" svg:x2="21.505cm" svg:y2="4.003cm" draw:start-shape="id3" draw:start-glue-point="0" svg:d="M20009 4000l1496 3" svg:viewBox="0 0 1497 4">
          <text:p/>
        </draw:connector>
        <draw:connector draw:style-name="gr1" draw:text-style-name="P1" xml:id="id12" draw:id="id12" draw:layer="layout" draw:type="line" svg:x1="9.242cm" svg:y1="5.241cm" svg:x2="10.004cm" svg:y2="6.002cm" draw:start-shape="id4" draw:start-glue-point="0" svg:d="M9242 5241l762 761" svg:viewBox="0 0 763 762">
          <text:p/>
        </draw:connector>
        <draw:connector draw:style-name="gr1" draw:text-style-name="P1" draw:layer="layout" draw:type="line" svg:x1="12.004cm" svg:y1="3.999cm" svg:x2="13.16cm" svg:y2="3.999cm" draw:start-shape="id5" draw:start-glue-point="3" draw:end-shape="id6" draw:end-glue-point="3" svg:d="M12004 3999h1156" svg:viewBox="0 0 1157 1">
          <text:p/>
        </draw:connector>
        <draw:connector draw:style-name="gr1" draw:text-style-name="P1" draw:layer="layout" draw:type="line" svg:x1="12.004cm" svg:y1="3.999cm" svg:x2="11.24cm" svg:y2="3.241cm" draw:start-shape="id5" draw:start-glue-point="3" draw:end-shape="id7" draw:end-glue-point="0" svg:d="M12004 3999l-764-758" svg:viewBox="0 0 765 759">
          <text:p/>
        </draw:connector>
        <draw:connector draw:style-name="gr1" draw:text-style-name="P1" draw:layer="layout" draw:type="line" svg:x1="13.84cm" svg:y1="3.999cm" svg:x2="17.88cm" svg:y2="4cm" draw:start-shape="id6" draw:start-glue-point="1" draw:end-shape="id8" draw:end-glue-point="3" svg:d="M13840 3999l4040 1" svg:viewBox="0 0 4041 2">
          <text:p/>
        </draw:connector>
        <draw:connector draw:style-name="gr1" draw:text-style-name="P1" xml:id="id5" draw:id="id5" draw:layer="layout" draw:type="line" svg:x1="11.242cm" svg:y1="4.762cm" svg:x2="12.004cm" svg:y2="3.999cm" draw:start-shape="id9" draw:start-glue-point="0" svg:d="M11242 4762l762-763" svg:viewBox="0 0 763 764">
          <text:p/>
        </draw:connector>
        <draw:custom-shape draw:style-name="gr2" draw:text-style-name="P2" xml:id="id22" draw:id="id22" draw:layer="layout" svg:width="0.9cm" svg:height="0.9cm" svg:x="1.55cm" svg:y="3.04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3" draw:text-style-name="P1" draw:layer="layout" svg:x1="17.88cm" svg:y1="3.982cm" svg:x2="17.981cm" svg:y2="3.75cm">
            <text:p/>
          </draw:line>
          <draw:line draw:style-name="gr3" draw:text-style-name="P1" draw:layer="layout" svg:x1="18.191cm" svg:y1="4.223cm" svg:x2="17.979cm" svg:y2="3.75cm">
            <text:p/>
          </draw:line>
          <draw:line draw:style-name="gr3" draw:text-style-name="P1" draw:layer="layout" svg:x1="18.605cm" svg:y1="4.25cm" svg:x2="18.817cm" svg:y2="3.777cm">
            <text:p/>
          </draw:line>
          <draw:line draw:style-name="gr3" draw:text-style-name="P1" draw:layer="layout" svg:x1="18.18cm" svg:y1="4.235cm" svg:x2="18.392cm" svg:y2="3.762cm">
            <text:p/>
          </draw:line>
          <draw:line draw:style-name="gr3" draw:text-style-name="P1" draw:layer="layout" svg:x1="18.614cm" svg:y1="4.248cm" svg:x2="18.402cm" svg:y2="3.775cm">
            <text:p/>
          </draw:line>
          <draw:line draw:style-name="gr3" draw:text-style-name="P1" draw:layer="layout" svg:x1="19.034cm" svg:y1="4.248cm" svg:x2="18.822cm" svg:y2="3.775cm">
            <text:p/>
          </draw:line>
          <draw:line draw:style-name="gr3" draw:text-style-name="P1" draw:layer="layout" svg:x1="19.029cm" svg:y1="4.224cm" svg:x2="19.13cm" svg:y2="3.992cm">
            <text:p/>
          </draw:line>
        </draw:g>
        <draw:g xml:id="id11" draw:id="id11">
          <draw:line draw:style-name="gr3" draw:text-style-name="P1" draw:layer="layout" svg:x1="15.013cm" svg:y1="7.131cm" svg:x2="14.781cm" svg:y2="7.03cm">
            <text:p/>
          </draw:line>
          <draw:line draw:style-name="gr3" draw:text-style-name="P1" draw:layer="layout" svg:x1="15.254cm" svg:y1="6.82cm" svg:x2="14.781cm" svg:y2="7.032cm">
            <text:p/>
          </draw:line>
          <draw:line draw:style-name="gr3" draw:text-style-name="P1" draw:layer="layout" svg:x1="15.281cm" svg:y1="6.406cm" svg:x2="14.808cm" svg:y2="6.194cm">
            <text:p/>
          </draw:line>
          <draw:line draw:style-name="gr3" draw:text-style-name="P1" draw:layer="layout" svg:x1="15.265cm" svg:y1="6.831cm" svg:x2="14.792cm" svg:y2="6.619cm">
            <text:p/>
          </draw:line>
          <draw:line draw:style-name="gr3" draw:text-style-name="P1" draw:layer="layout" svg:x1="15.278cm" svg:y1="6.397cm" svg:x2="14.805cm" svg:y2="6.609cm">
            <text:p/>
          </draw:line>
          <draw:line draw:style-name="gr3" draw:text-style-name="P1" draw:layer="layout" svg:x1="15.279cm" svg:y1="5.977cm" svg:x2="14.806cm" svg:y2="6.189cm">
            <text:p/>
          </draw:line>
          <draw:line draw:style-name="gr3" draw:text-style-name="P1" draw:layer="layout" svg:x1="15.255cm" svg:y1="5.981cm" svg:x2="15.023cm" svg:y2="5.88cm">
            <text:p/>
          </draw:line>
        </draw:g>
        <draw:frame draw:style-name="gr4" draw:text-style-name="P3" draw:layer="layout" svg:width="0.87cm" svg:height="0.729cm" svg:x="18.07cm" svg:y="3cm">
          <draw:text-box>
            <text:p><text:span text:style-name="T1">R</text:span><text:span text:style-name="T2">v</text:span></text:p>
          </draw:text-box>
        </draw:frame>
        <draw:frame draw:style-name="gr4" draw:text-style-name="P3" draw:layer="layout" svg:width="0.87cm" svg:height="0.729cm" svg:x="13.9cm" svg:y="6.14cm">
          <draw:text-box>
            <text:p><text:span text:style-name="T1">R</text:span><text:span text:style-name="T2">e</text:span></text:p>
          </draw:text-box>
        </draw:frame>
        <draw:frame draw:style-name="gr5" draw:text-style-name="P3" draw:layer="layout" svg:width="0.989cm" svg:height="0.729cm" svg:x="4.51cm" svg:y="2.2cm">
          <draw:text-box>
            <text:p><text:span text:style-name="T1">n:1</text:span></text:p>
          </draw:text-box>
        </draw:frame>
        <draw:frame draw:style-name="gr6" draw:text-style-name="P5" draw:layer="layout" svg:width="0.849cm" svg:height="0.729cm" svg:x="0.65cm" svg:y="3.14cm">
          <draw:text-box>
            <text:p text:style-name="P4"><text:span text:style-name="T1">V</text:span><text:span text:style-name="T2">s</text:span></text:p>
          </draw:text-box>
        </draw:frame>
        <draw:g xml:id="id1" draw:id="id1">
          <draw:line draw:style-name="gr7" draw:text-style-name="P1" draw:layer="layout" svg:x1="16.63cm" svg:y1="6.364cm" svg:x2="17.375cm" svg:y2="6.364cm">
            <text:p/>
          </draw:line>
          <draw:line draw:style-name="gr7" draw:text-style-name="P1" draw:layer="layout" svg:x1="16.63cm" svg:y1="6.364cm" svg:x2="17.375cm" svg:y2="6.364cm">
            <text:p/>
          </draw:line>
          <draw:line draw:style-name="gr7" draw:text-style-name="P1" draw:layer="layout" svg:x1="16.63cm" svg:y1="6.636cm" svg:x2="17.375cm" svg:y2="6.636cm">
            <text:p/>
          </draw:line>
          <draw:line draw:style-name="gr7" draw:text-style-name="P1" draw:layer="layout" svg:x1="16.997cm" svg:y1="7.004cm" svg:x2="17.003cm" svg:y2="6.634cm">
            <text:p/>
          </draw:line>
          <draw:line draw:style-name="gr7" draw:text-style-name="P1" draw:layer="layout" svg:x1="16.997cm" svg:y1="6.37cm" svg:x2="17.003cm" svg:y2="6cm">
            <text:p/>
          </draw:line>
        </draw:g>
        <draw:frame draw:style-name="gr8" draw:text-style-name="P6" draw:layer="layout" svg:width="0.723cm" svg:height="0.645cm" svg:x="17.4cm" svg:y="6.18cm">
          <draw:text-box>
            <text:p text:style-name="P4"><text:span text:style-name="T1">C</text:span></text:p>
          </draw:text-box>
        </draw:frame>
        <draw:frame draw:style-name="gr8" draw:text-style-name="P6" draw:layer="layout" svg:width="0.378cm" svg:height="0.645cm" svg:x="10.1cm" svg:y="5.8cm">
          <draw:text-box>
            <text:p text:style-name="P4"><text:span text:style-name="T1">2</text:span></text:p>
          </draw:text-box>
        </draw:frame>
        <draw:frame draw:style-name="gr8" draw:text-style-name="P6" draw:layer="layout" svg:width="0.378cm" svg:height="0.645cm" svg:x="11.9cm" svg:y="4.1cm">
          <draw:text-box>
            <text:p text:style-name="P4"><text:span text:style-name="T1">3</text:span></text:p>
          </draw:text-box>
        </draw:frame>
        <draw:frame draw:style-name="gr8" draw:text-style-name="P6" draw:layer="layout" svg:width="0.378cm" svg:height="0.645cm" svg:x="10.1cm" svg:y="1.5cm">
          <draw:text-box>
            <text:p text:style-name="P4"><text:span text:style-name="T1">1</text:span></text:p>
          </draw:text-box>
        </draw:frame>
        <draw:g>
          <draw:line draw:style-name="gr9" draw:text-style-name="P7" draw:layer="layout" svg:x1="13.487cm" svg:y1="9.602cm" svg:x2="12.52cm" svg:y2="9.602cm">
            <text:p/>
          </draw:line>
          <draw:line draw:style-name="gr9" draw:text-style-name="P7" draw:layer="layout" svg:x1="12.783cm" svg:y1="9.692cm" svg:x2="13.263cm" svg:y2="9.694cm">
            <text:p/>
          </draw:line>
          <draw:line draw:style-name="gr9" draw:text-style-name="P7" draw:layer="layout" svg:x1="12.913cm" svg:y1="9.77cm" svg:x2="13.144cm" svg:y2="9.771cm">
            <text:p/>
          </draw:line>
          <draw:line draw:style-name="gr9" draw:text-style-name="P7" xml:id="id24" draw:id="id24" draw:layer="layout" svg:x1="13.016cm" svg:y1="9.598cm" svg:x2="13.016cm" svg:y2="9.4cm">
            <text:p/>
          </draw:line>
        </draw:g>
        <draw:g xml:id="id23" draw:id="id23">
          <draw:path draw:style-name="gr3" draw:text-style-name="P8" draw:layer="layout" svg:width="0.32cm" svg:height="0.132cm" draw:transform="skewX (0.0389208423194735) rotate (-2.98014969778032) translate (4.30293955177264cm 3.34200110345184cm)" svg:viewBox="0 0 321 133" svg:d="M321 0c-299-4-321 133-321 133">
            <text:p/>
          </draw:path>
          <draw:path draw:style-name="gr3" draw:text-style-name="P8" draw:layer="layout" svg:width="0.322cm" svg:height="0.13cm" draw:transform="skewX (-0.0324631240870945) rotate (-0.169646003293849) translate (3.98610961572374cm 3.04894730580193cm)" svg:viewBox="0 0 323 131" svg:d="M0 0c299-7 323 131 323 131">
            <text:p/>
          </draw:path>
          <draw:path draw:style-name="gr3" draw:text-style-name="P8" draw:layer="layout" svg:width="0.317cm" svg:height="0.052cm" draw:transform="skewX (0.254643537865973) rotate (3.0789353334432) translate (3.98644901948908cm 3.38869408984513cm)" svg:viewBox="0 0 318 53" svg:d="M0 0c296-1 318 53 318 53">
            <text:p/>
          </draw:path>
          <draw:path draw:style-name="gr3" draw:text-style-name="P8" draw:layer="layout" svg:width="0.323cm" svg:height="0.082cm" draw:transform="skewX (-0.190415421392581) rotate (0.0829031394697307) translate (3.67385700006482cm 3.24661071399772cm)" svg:viewBox="0 0 324 83" svg:d="M324 0c-297 1-324 83-324 83">
            <text:p/>
          </draw:path>
          <draw:path draw:style-name="gr3" draw:text-style-name="P8" draw:layer="layout" svg:width="0.32cm" svg:height="0.138cm" draw:transform="skewX (-0.0162315620435472) rotate (-0.141895268187139) translate (3.99531005180954cm 3.21934045086825cm)" svg:viewBox="0 0 321 139" svg:d="M0 0c299 1 321 139 321 139">
            <text:p/>
          </draw:path>
          <draw:path draw:style-name="gr3" draw:text-style-name="P8" draw:layer="layout" svg:width="0.319cm" svg:height="0.138cm" draw:transform="skewX (0.0267035375555133) rotate (-2.99917378662706) translate (4.31196858764938cm 3.5443601045833cm)" svg:viewBox="0 0 320 139" svg:d="M320 0c-299 1-320 139-320 139">
            <text:p/>
          </draw:path>
          <draw:path draw:style-name="gr3" draw:text-style-name="P8" draw:layer="layout" svg:width="0.316cm" svg:height="0.052cm" draw:transform="skewX (0.235619449019234) rotate (3.078760800518) translate (3.98798775040757cm 3.58979911839234cm)" svg:viewBox="0 0 317 53" svg:d="M0 0c296-2 317 53 317 53">
            <text:p/>
          </draw:path>
          <draw:path draw:style-name="gr3" draw:text-style-name="P8" draw:layer="layout" svg:width="0.323cm" svg:height="0.075cm" draw:transform="skewX (-0.180641577581413) rotate (0.105941485596056) translate (3.67478434721757cm 3.45522916415356cm)" svg:viewBox="0 0 324 76" svg:d="M324 0c-296-6-324 76-324 76">
            <text:p/>
          </draw:path>
          <draw:path draw:style-name="gr3" draw:text-style-name="P8" draw:layer="layout" svg:width="0.321cm" svg:height="0.137cm" draw:transform="skewX (-0.0167551608191456) rotate (-0.145211393765929) translate (3.99531005180954cm 3.42084341445843cm)" svg:viewBox="0 0 322 138" svg:d="M0 0c299 0 322 138 322 138">
            <text:p/>
          </draw:path>
          <draw:path draw:style-name="gr3" draw:text-style-name="P8" draw:layer="layout" svg:width="0.32cm" svg:height="0.14cm" draw:transform="skewX (0.0160570291183478) rotate (-3.00301351098144) translate (4.3038227522759cm 3.7517772211878cm)" svg:viewBox="0 0 321 141" svg:d="M321 0c-299 2-321 141-321 141">
            <text:p/>
          </draw:path>
          <draw:path draw:style-name="gr3" draw:text-style-name="P8" draw:layer="layout" svg:width="0.321cm" svg:height="0.061cm" draw:transform="skewX (0.299498499642227) rotate (3.1084313978019) translate (3.98799810699974cm 3.79126841735353cm)" svg:viewBox="0 0 322 62" svg:d="M0 0c299 7 322 62 322 62">
            <text:p/>
          </draw:path>
          <draw:path draw:style-name="gr3" draw:text-style-name="P8" draw:layer="layout" svg:width="0.324cm" svg:height="0.084cm" draw:transform="skewX (-0.19390607989657) rotate (0.0762708883121522) translate (3.67354164734682cm 3.64708023880124cm)" svg:viewBox="0 0 325 85" svg:d="M325 0c-298 3-325 85-325 85">
            <text:p/>
          </draw:path>
          <draw:path draw:style-name="gr3" draw:text-style-name="P8" draw:layer="layout" svg:width="0.32cm" svg:height="0.131cm" draw:transform="skewX (-0.0427605666738611) rotate (-0.164584548463066) translate (3.99533147020928cm 3.62176923283093cm)" svg:viewBox="0 0 321 132" svg:d="M0 0c299-6 321 132 321 132">
            <text:p/>
          </draw:path>
          <draw:path draw:style-name="gr3" draw:text-style-name="P8" draw:layer="layout" svg:width="0.321cm" svg:height="0.131cm" draw:transform="skewX (0.0389208423194736) rotate (-2.97596090757553) translate (4.31256674467363cm 3.92986744203176cm)" svg:viewBox="0 0 322 132" svg:d="M322 0c-300-6-322 132-322 132">
            <text:p/>
          </draw:path>
          <draw:line draw:style-name="gr3" draw:text-style-name="P8" draw:layer="layout" svg:x1="3.985cm" svg:y1="3.065cm" svg:x2="3.991cm" svg:y2="2.573cm">
            <text:p/>
          </draw:line>
          <draw:line draw:style-name="gr3" draw:text-style-name="P8" draw:layer="layout" svg:x1="3.99cm" svg:y1="4.473cm" svg:x2="3.996cm" svg:y2="3.981cm">
            <text:p/>
          </draw:line>
        </draw:g>
        <draw:g xml:id="id20" draw:id="id20">
          <draw:path draw:style-name="gr3" draw:text-style-name="P8" draw:layer="layout" svg:width="0.321cm" svg:height="0.133cm" draw:transform="skewX (-0.0329867228626928) rotate (2.98137142825671) translate (6.00982825136807cm 3.39357284501451cm)" svg:viewBox="0 0 322 134" svg:d="M0 0c299-4 322 134 322 134">
            <text:p/>
          </draw:path>
          <draw:path draw:style-name="gr3" draw:text-style-name="P8" draw:layer="layout" svg:width="0.322cm" svg:height="0.13cm" draw:transform="skewX (0.0326376570122939) rotate (0.169995069144248) translate (5.69137011531974cm 3.10361405948804cm)" svg:viewBox="0 0 323 131" svg:d="M323 0c-299-7-323 131-323 131">
            <text:p/>
          </draw:path>
          <draw:path draw:style-name="gr3" draw:text-style-name="P8" draw:layer="layout" svg:width="0.318cm" svg:height="0.052cm" draw:transform="skewX (-0.261450321948751) rotate (-3.0780626688172) translate (6.32758591648023cm 3.36847328691974cm)" svg:viewBox="0 0 319 53" svg:d="M319 0c-296-2-319 53-319 53">
            <text:p/>
          </draw:path>
          <draw:path draw:style-name="gr3" draw:text-style-name="P8" draw:layer="layout" svg:width="0.324cm" svg:height="0.082cm" draw:transform="skewX (0.191986217719376) rotate (-0.0834267382453293) translate (5.99877620655451cm 3.21974100552225cm)" svg:viewBox="0 0 325 83" svg:d="M0 0c297 1 325 83 325 83">
            <text:p/>
          </draw:path>
          <draw:path draw:style-name="gr3" draw:text-style-name="P8" draw:layer="layout" svg:width="0.32cm" svg:height="0.138cm" draw:transform="skewX (0.0164060949687467) rotate (0.143291531588734) translate (5.68257751090134cm 3.26523782879491cm)" svg:viewBox="0 0 321 139" svg:d="M321 0c-299 1-321 139-321 139">
            <text:p/>
          </draw:path>
          <draw:path draw:style-name="gr3" draw:text-style-name="P8" draw:layer="layout" svg:width="0.319cm" svg:height="0.138cm" draw:transform="skewX (-0.0272271363311115) rotate (2.99830112200106) translate (6.00060367061234cm 3.58975328805617cm)" svg:viewBox="0 0 320 139" svg:d="M0 0c299 1 320 139 320 139">
            <text:p/>
          </draw:path>
          <draw:path draw:style-name="gr3" draw:text-style-name="P8" draw:layer="layout" svg:width="0.315cm" svg:height="0.052cm" draw:transform="skewX (-0.21868975527489) rotate (-3.0780626688172) translate (6.32350597518503cm 3.56973816894692cm)" svg:viewBox="0 0 316 53" svg:d="M316 0c-296-2-316 53-316 53">
            <text:p/>
          </draw:path>
          <draw:path draw:style-name="gr3" draw:text-style-name="P8" draw:layer="layout" svg:width="0.323cm" svg:height="0.075cm" draw:transform="skewX (0.179768912955416) rotate (-0.106988683147253) translate (5.99887199354338cm 3.42091914087899cm)" svg:viewBox="0 0 324 76" svg:d="M0 0c296-6 324 76 324 76">
            <text:p/>
          </draw:path>
          <draw:path draw:style-name="gr3" draw:text-style-name="P8" draw:layer="layout" svg:width="0.321cm" svg:height="0.137cm" draw:transform="skewX (0.0162315620435473) rotate (0.146607657167524) translate (5.68223570710358cm 3.46786781924702cm)" svg:viewBox="0 0 322 138" svg:d="M322 0c-299 0-322 138-322 138">
            <text:p/>
          </draw:path>
          <draw:path draw:style-name="gr3" draw:text-style-name="P8" draw:layer="layout" svg:width="0.32cm" svg:height="0.139cm" draw:transform="skewX (-0.0162315620435473) rotate (3.00161724757985) translate (6.00984026367228cm 3.79608266993594cm)" svg:viewBox="0 0 321 140" svg:d="M0 0c299 2 321 140 321 140">
            <text:p/>
          </draw:path>
          <draw:path draw:style-name="gr3" draw:text-style-name="P8" draw:layer="layout" svg:width="0.321cm" svg:height="0.061cm" draw:transform="skewX (-0.309272343453395) rotate (-3.1082568648767) translate (6.33028716245335cm 3.78052080222607cm)" svg:viewBox="0 0 322 62" svg:d="M322 0c-298 7-322 62-322 62">
            <text:p/>
          </draw:path>
          <draw:path draw:style-name="gr3" draw:text-style-name="P8" draw:layer="layout" svg:width="0.323cm" svg:height="0.084cm" draw:transform="skewX (0.190415421392581) rotate (-0.0767944870877513) translate (5.99877620655451cm 3.62234473117848cm)" svg:viewBox="0 0 324 85" svg:d="M0 0c297 3 324 85 324 85">
            <text:p/>
          </draw:path>
          <draw:path draw:style-name="gr3" draw:text-style-name="P8" draw:layer="layout" svg:width="0.32cm" svg:height="0.132cm" draw:transform="skewX (0.0434586983746588) rotate (0.163537350911869) translate (5.68427360499641cm 3.67399655015813cm)" svg:viewBox="0 0 321 133" svg:d="M321 0c-300-5-321 133-321 133">
            <text:p/>
          </draw:path>
          <draw:path draw:style-name="gr3" draw:text-style-name="P8" draw:layer="layout" svg:width="0.32cm" svg:height="0.131cm" draw:transform="skewX (-0.0434586983746588) rotate (2.97473917709913) translate (6.00057866933834cm 3.98290575983653cm)" svg:viewBox="0 0 321 132" svg:d="M0 0c299-6 321 132 321 132">
            <text:p/>
          </draw:path>
          <draw:line draw:style-name="gr3" draw:text-style-name="P8" draw:layer="layout" svg:x1="6.011cm" svg:y1="3.065cm" svg:x2="6.005cm" svg:y2="2.573cm">
            <text:p/>
          </draw:line>
          <draw:line draw:style-name="gr3" draw:text-style-name="P8" draw:layer="layout" svg:x1="6.006cm" svg:y1="4.473cm" svg:x2="6cm" svg:y2="3.981cm">
            <text:p/>
          </draw:line>
        </draw:g>
        <draw:line draw:style-name="gr10" draw:text-style-name="P1" draw:layer="layout" svg:x1="4.9cm" svg:y1="3cm" svg:x2="4.9cm" svg:y2="4cm">
          <text:p/>
        </draw:line>
        <draw:line draw:style-name="gr10" draw:text-style-name="P1" draw:layer="layout" svg:x1="5.1cm" svg:y1="3cm" svg:x2="5.1cm" svg:y2="4cm">
          <text:p/>
        </draw:line>
        <draw:custom-shape draw:style-name="gr11" draw:text-style-name="P4" xml:id="id15" draw:id="id15" draw:layer="layout" svg:width="0.695cm" svg:height="0.68cm" draw:transform="rotate (-0.785398163397448) translate (8.994cm 2.5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xml:id="id17" draw:id="id17" draw:layer="layout" draw:type="line" svg:x1="8.996cm" svg:y1="2.517cm" svg:x2="9.488cm" svg:y2="3.007cm" svg:d="M8996 2517l492 490" svg:viewBox="0 0 493 491">
          <text:p/>
        </draw:connector>
        <draw:custom-shape draw:style-name="gr11" draw:text-style-name="P4" xml:id="id14" draw:id="id14" draw:layer="layout" svg:width="0.695cm" svg:height="0.68cm" draw:transform="rotate (-2.35619449019235) translate (9.491cm 4.9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xml:id="id4" draw:id="id4" draw:layer="layout" draw:type="line" svg:x1="9.49cm" svg:y1="4.995cm" svg:x2="8.995cm" svg:y2="5.488cm" svg:d="M9490 4995l-495 493" svg:viewBox="0 0 496 494">
          <text:p/>
        </draw:connector>
        <draw:custom-shape draw:style-name="gr11" draw:text-style-name="P4" xml:id="id13" draw:id="id13" draw:layer="layout" svg:width="0.695cm" svg:height="0.68cm" draw:transform="rotate (-0.785398163397448) translate (10.994cm 4.5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xml:id="id9" draw:id="id9" draw:layer="layout" draw:type="line" svg:x1="10.996cm" svg:y1="4.517cm" svg:x2="11.488cm" svg:y2="5.007cm" svg:d="M10996 4517l492 490" svg:viewBox="0 0 493 491">
          <text:p/>
        </draw:connector>
        <draw:custom-shape draw:style-name="gr11" draw:text-style-name="P4" xml:id="id19" draw:id="id19" draw:layer="layout" svg:width="0.695cm" svg:height="0.68cm" draw:transform="rotate (-2.35619449019235) translate (11.488cm 2.9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xml:id="id7" draw:id="id7" draw:layer="layout" draw:type="line" svg:x1="11.487cm" svg:y1="2.994cm" svg:x2="10.993cm" svg:y2="3.488cm" svg:d="M11487 2994l-494 494" svg:viewBox="0 0 495 495">
          <text:p/>
        </draw:connector>
        <draw:g xml:id="id6" draw:id="id6">
          <draw:custom-shape draw:style-name="gr11" draw:text-style-name="P4" draw:layer="layout" svg:width="0.695cm" svg:height="0.68cm" draw:transform="rotate (-1.5707963267949) translate (13.84cm 3.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2" draw:text-style-name="P1" draw:layer="layout" draw:type="line" svg:x1="13.84cm" svg:y1="3.65cm" svg:x2="13.839cm" svg:y2="4.348cm" svg:d="M13840 3650l-1 698" svg:viewBox="0 0 2 699">
            <text:p/>
          </draw:connector>
        </draw:g>
        <draw:g xml:id="id10" draw:id="id10">
          <draw:custom-shape draw:style-name="gr11" draw:text-style-name="P4" draw:layer="layout" svg:width="0.695cm" svg:height="0.68cm" draw:transform="rotate (-3.14159265358979) translate (20.358cm 5.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2" draw:text-style-name="P1" draw:layer="layout" draw:type="line" svg:x1="20.358cm" svg:y1="5.33cm" svg:x2="19.66cm" svg:y2="5.329cm" svg:d="M20358 5330l-698-1" svg:viewBox="0 0 699 2">
            <text:p/>
          </draw:connector>
        </draw:g>
        <draw:g xml:id="id21" draw:id="id21">
          <draw:custom-shape draw:style-name="gr11" draw:text-style-name="P4" draw:layer="layout" svg:width="0.695cm" svg:height="0.68cm" draw:transform="rotate (-3.14159265358979) translate (20.358cm 8.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2" draw:text-style-name="P1" draw:layer="layout" draw:type="line" svg:x1="20.358cm" svg:y1="8.33cm" svg:x2="19.66cm" svg:y2="8.329cm" svg:d="M20358 8330l-698-1" svg:viewBox="0 0 699 2">
            <text:p/>
          </draw:connector>
        </draw:g>
        <draw:connector draw:style-name="gr13" draw:text-style-name="P4" xml:id="id3" draw:id="id3" draw:layer="layout" svg:x1="19.13cm" svg:y1="4cm" svg:x2="20.009cm" svg:y2="4.65cm" draw:start-shape="id8" draw:start-glue-point="1" draw:end-shape="id10" draw:end-glue-point="0" svg:d="M19130 4000h879v650" svg:viewBox="0 0 880 651">
          <text:p/>
        </draw:connector>
        <draw:connector draw:style-name="gr1" draw:text-style-name="P1" draw:layer="layout" draw:type="line" svg:x1="17.002cm" svg:y1="6cm" svg:x2="17.009cm" svg:y2="4.007cm" draw:start-shape="id1" draw:start-glue-point="0" svg:d="M17002 6000l7-1993" svg:viewBox="0 0 8 1994">
          <text:p/>
        </draw:connector>
        <draw:connector draw:style-name="gr1" draw:text-style-name="P1" draw:layer="layout" draw:type="line" svg:x1="15.031cm" svg:y1="5.88cm" svg:x2="15.021cm" svg:y2="3.999cm" draw:start-shape="id11" draw:start-glue-point="0" svg:d="M15031 5880l-10-1881" svg:viewBox="0 0 11 1882">
          <text:p/>
        </draw:connector>
        <draw:connector draw:style-name="gr1" draw:text-style-name="P1" draw:layer="layout" draw:type="line" svg:x1="10.004cm" svg:y1="6.002cm" svg:x2="10.759cm" svg:y2="5.24cm" draw:start-shape="id12" draw:start-glue-point="3" draw:end-shape="id13" draw:end-glue-point="7" svg:d="M10004 6002l755-762" svg:viewBox="0 0 756 763">
          <text:p/>
        </draw:connector>
        <draw:connector draw:style-name="gr1" draw:text-style-name="P1" xml:id="id16" draw:id="id16" draw:layer="layout" draw:type="line" svg:x1="8.765cm" svg:y1="4.757cm" svg:x2="8.003cm" svg:y2="4.002cm" draw:start-shape="id14" draw:start-glue-point="7" svg:d="M8765 4757l-762-755" svg:viewBox="0 0 763 756">
          <text:p/>
        </draw:connector>
        <draw:connector draw:style-name="gr1" draw:text-style-name="P1" draw:layer="layout" draw:type="line" svg:x1="8.759cm" svg:y1="3.24cm" svg:x2="8.003cm" svg:y2="4.002cm" draw:start-shape="id15" draw:start-glue-point="7" draw:end-shape="id16" draw:end-glue-point="3" svg:d="M8759 3240l-756 762" svg:viewBox="0 0 757 763">
          <text:p/>
        </draw:connector>
        <draw:connector draw:style-name="gr1" draw:text-style-name="P1" xml:id="id18" draw:id="id18" draw:layer="layout" draw:type="line" svg:x1="9.242cm" svg:y1="2.762cm" svg:x2="10.002cm" svg:y2="1.997cm" draw:start-shape="id17" draw:start-glue-point="0" svg:d="M9242 2762l760-765" svg:viewBox="0 0 761 766">
          <text:p/>
        </draw:connector>
        <draw:connector draw:style-name="gr1" draw:text-style-name="P1" draw:layer="layout" draw:type="line" svg:x1="10.002cm" svg:y1="1.997cm" svg:x2="10.762cm" svg:y2="2.757cm" draw:start-shape="id18" draw:start-glue-point="3" draw:end-shape="id19" draw:end-glue-point="7" svg:d="M10002 1997l760 760" svg:viewBox="0 0 761 761">
          <text:p/>
        </draw:connector>
        <draw:connector draw:style-name="gr13" draw:text-style-name="P4" draw:layer="layout" draw:line-skew="-0.477cm" svg:x1="10.002cm" svg:y1="1.997cm" svg:x2="6.005cm" svg:y2="2.573cm" draw:start-shape="id18" draw:start-glue-point="3" draw:end-shape="id20" draw:end-glue-point="0" svg:d="M10002 1997v-991h-3997v1567" svg:viewBox="0 0 3998 1568">
          <text:p/>
        </draw:connector>
        <draw:connector draw:style-name="gr13" draw:text-style-name="P4" draw:layer="layout" draw:line-skew="0.164cm -0.502cm" svg:x1="20.009cm" svg:y1="8.33cm" svg:x2="8.003cm" svg:y2="4.002cm" draw:start-shape="id21" draw:start-glue-point="2" draw:end-shape="id16" draw:end-glue-point="3" svg:d="M20009 8330v678h-13022v-5006h1016" svg:viewBox="0 0 13023 5007">
          <text:p/>
        </draw:connector>
        <draw:connector draw:style-name="gr13" draw:text-style-name="P4" draw:layer="layout" draw:line-skew="0.507cm" svg:x1="6.005cm" svg:y1="4.473cm" svg:x2="10.004cm" svg:y2="6.002cm" draw:start-shape="id20" draw:start-glue-point="2" draw:end-shape="id12" draw:end-glue-point="3" svg:d="M6005 4473v2550h3999v-1021" svg:viewBox="0 0 4000 2551">
          <text:p/>
        </draw:connector>
        <draw:connector draw:style-name="gr1" draw:text-style-name="P1" draw:layer="layout" draw:type="line" svg:x1="15.031cm" svg:y1="7.131cm" svg:x2="15.014cm" svg:y2="9.015cm" draw:start-shape="id11" draw:start-glue-point="2" svg:d="M15031 7131l-17 1884" svg:viewBox="0 0 18 1885">
          <text:p/>
        </draw:connector>
        <draw:connector draw:style-name="gr13" draw:text-style-name="P4" draw:layer="layout" draw:line-skew="2.034cm" svg:x1="2cm" svg:y1="3.944cm" svg:x2="3.991cm" svg:y2="4.473cm" draw:start-shape="id22" draw:start-glue-point="8" draw:end-shape="id23" draw:end-glue-point="2" svg:d="M2000 3944v3081h1991v-2552" svg:viewBox="0 0 1992 3082">
          <text:p/>
        </draw:connector>
        <draw:connector draw:style-name="gr13" draw:text-style-name="P4" draw:layer="layout" draw:line-skew="-1.036cm" svg:x1="2cm" svg:y1="3.044cm" svg:x2="3.991cm" svg:y2="2.573cm" draw:start-shape="id22" draw:start-glue-point="4" draw:end-shape="id23" draw:end-glue-point="0" svg:d="M2000 3044v-2025h1991v1554" svg:viewBox="0 0 1992 2026">
          <text:p/>
        </draw:connector>
        <draw:connector draw:style-name="gr1" draw:text-style-name="P1" draw:layer="layout" draw:type="line" svg:x1="13.016cm" svg:y1="9.4cm" svg:x2="13.016cm" svg:y2="9.016cm" draw:start-shape="id24" draw:start-glue-point="0" svg:d="M13016 9400v-384" svg:viewBox="0 0 1 385">
          <text:p/>
        </draw:connector>
        <draw:frame draw:style-name="gr8" draw:text-style-name="P6" draw:layer="layout" svg:width="0.378cm" svg:height="0.645cm" svg:x="14.776cm" svg:y="3.3cm">
          <draw:text-box>
            <text:p text:style-name="P4"><text:span text:style-name="T1">4</text:span></text:p>
          </draw:text-box>
        </draw:frame>
        <draw:frame draw:style-name="gr8" draw:text-style-name="P6" draw:layer="layout" svg:width="0.378cm" svg:height="0.645cm" svg:x="12.8cm" svg:y="8.4cm">
          <draw:text-box>
            <text:p text:style-name="P4"><text:span text:style-name="T1">0</text:span></text:p>
          </draw:text-box>
        </draw:frame>
        <draw:frame draw:style-name="gr8" draw:text-style-name="P6" draw:layer="layout" svg:width="0.314cm" svg:height="0.645cm" svg:x="19.85cm" svg:y="3.3cm">
          <draw:text-box>
            <text:p text:style-name="P4"><text:span text:style-name="T1">5</text:span></text:p>
          </draw:text-box>
        </draw:frame>
        <draw:frame draw:style-name="gr14" draw:text-style-name="P3" draw:layer="layout" svg:width="1.285cm" svg:height="0.729cm" svg:x="11.3cm" svg:y="9.37cm">
          <draw:text-box>
            <text:p><text:span text:style-name="T1">GND</text:span></text:p>
          </draw:text-box>
        </draw:frame>
        <draw:frame draw:style-name="gr15" draw:text-style-name="P3" draw:layer="layout" svg:width="1.069cm" svg:height="0.729cm" svg:x="19.47cm" svg:y="6.13cm">
          <draw:text-box>
            <text:p><text:span text:style-name="T1">x17</text:span></text:p>
          </draw:text-box>
        </draw:frame>
        <draw:frame draw:style-name="gr5" draw:text-style-name="P3" draw:layer="layout" svg:width="0.989cm" svg:height="0.729cm" draw:transform="rotate (1.5707963267949) translate (19.562cm 6.399cm)">
          <draw:text-box>
            <text:p><text:span text:style-name="T1">. . .</text:span></text:p>
          </draw:text-box>
        </draw:frame>
        <draw:frame draw:style-name="gr5" draw:text-style-name="P3" draw:layer="layout" svg:width="0.989cm" svg:height="0.729cm" draw:transform="rotate (1.5707963267949) translate (19.563cm 7.599cm)">
          <draw:text-box>
            <text:p><text:span text:style-name="T1">. . .</text:span></text:p>
          </draw:text-box>
        </draw:frame>
        <draw:frame draw:style-name="gr4" draw:text-style-name="P3" draw:layer="layout" svg:width="0.87cm" svg:height="0.729cm" svg:x="13.07cm" svg:y="3.001cm">
          <draw:text-box>
            <text:p><text:span text:style-name="T3">D</text:span><text:span text:style-name="T2">e</text:span></text:p>
          </draw:text-box>
        </draw:frame>
        <draw:frame draw:style-name="gr4" draw:text-style-name="P3" draw:layer="layout" svg:width="0.87cm" svg:height="0.729cm" svg:x="11.1cm" svg:y="2.1cm">
          <draw:text-box>
            <text:p><text:span text:style-name="T3">D</text:span><text:span text:style-name="T2">2</text:span></text:p>
          </draw:text-box>
        </draw:frame>
        <draw:frame draw:style-name="gr4" draw:text-style-name="P3" draw:layer="layout" svg:width="0.87cm" svg:height="0.729cm" svg:x="11.1cm" svg:y="5.1cm">
          <draw:text-box>
            <text:p><text:span text:style-name="T3">D</text:span><text:span text:style-name="T2">4</text:span></text:p>
          </draw:text-box>
        </draw:frame>
        <draw:frame draw:style-name="gr4" draw:text-style-name="P3" draw:layer="layout" svg:width="0.87cm" svg:height="0.729cm" svg:x="8cm" svg:y="2.1cm">
          <draw:text-box>
            <text:p><text:span text:style-name="T3">D</text:span><text:span text:style-name="T2">1</text:span></text:p>
          </draw:text-box>
        </draw:frame>
        <draw:frame draw:style-name="gr4" draw:text-style-name="P3" draw:layer="layout" svg:width="0.87cm" svg:height="0.729cm" svg:x="8cm" svg:y="5.1cm">
          <draw:text-box>
            <text:p><text:span text:style-name="T3">D</text:span><text:span text:style-name="T2">3</text:span></text:p>
          </draw:text-box>
        </draw:frame>
        <draw:custom-shape draw:style-name="gr11" draw:text-style-name="P4" draw:layer="layout" svg:width="0.15cm" svg:height="0.15cm" svg:x="21.43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15cm" svg:height="0.15cm" svg:x="21.43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78cm" svg:height="1.123cm" svg:x="20.96cm" svg:y="5.94cm">
          <draw:text-box>
            <text:p text:style-name="P4"><text:span text:style-name="T3">v</text:span><text:span text:style-name="T2">o</text:span></text:p>
          </draw:text-box>
        </draw:frame>
        <draw:frame draw:style-name="gr8" draw:text-style-name="P6" draw:layer="layout" svg:width="0.723cm" svg:height="0.645cm" svg:x="21.14cm" svg:y="4.4cm">
          <draw:text-box>
            <text:p text:style-name="P4"><text:span text:style-name="T1">+</text:span></text:p>
          </draw:text-box>
        </draw:frame>
        <draw:frame draw:style-name="gr8" draw:text-style-name="P6" draw:layer="layout" svg:width="0.723cm" svg:height="0.645cm" svg:x="21.14cm" svg:y="8cm">
          <draw:text-box>
            <text:p text:style-name="P4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6T20:46:26.200014708</dc:date>
    <meta:editing-duration>PT1H10M26S</meta:editing-duration>
    <meta:editing-cycles>13</meta:editing-cycles>
    <meta:generator>LibreOffice/6.4.7.2$Linux_X86_64 LibreOffice_project/40$Build-2</meta:generator>
    <meta:document-statistic meta:object-count="129"/>
  </office:meta>
</office:document-meta>
</file>